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9e3b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aee0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9e3b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aee0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2e468a" style:font-name-asian="Courier New" style:font-name-complex="Courier New"/>
    </style:style>
    <style:style style:name="T3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2"><draw:frame draw:style-name="fr1" draw:name="Object603" text:anchor-type="as-char" svg:y="-0.3772in" svg:width="3.811in" svg:height="0.703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3"><text:span text:style-name="MathematicaFormatStandardForm"><text:span text:style-name="T5"/></text:span></text:p>
      <text:p text:style-name="P3"><text:span text:style-name="MathematicaFormatStandardForm"><text:span text:style-name="T3"><draw:frame draw:style-name="fr1" draw:name="Object285" text:anchor-type="as-char" svg:y="-0.2043in" svg:width="2.8335in" svg:height="0.3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3"><text:span text:style-name="MathematicaFormatStandardForm"><text:span text:style-name="T3"/></text:span></text:p>
      <text:p text:style-name="P3"><text:span text:style-name="MathematicaFormatStandardForm"><text:span text:style-name="T4"><draw:frame draw:style-name="fr1" draw:name="Object286" text:anchor-type="as-char" svg:y="-0.2484in" svg:width="2.822in" svg:height="0.392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3"><text:span text:style-name="MathematicaFormatStandardForm"><text:span text:style-name="T4"/></text:span></text:p>
      <text:p text:style-name="P3"><text:span text:style-name="MathematicaFormatStandardForm"><text:span text:style-name="T4"><draw:frame draw:style-name="fr1" draw:name="Object284" text:anchor-type="as-char" svg:y="-0.2228in" svg:width="1.322in" svg:height="0.376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4"><text:span text:style-name="MathematicaFormatStandardForm"><text:span text:style-name="T1"><draw:frame draw:style-name="fr1" draw:name="Object665" text:anchor-type="as-char" svg:y="-0.3665in" svg:width="7.2366in" svg:height="0.69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2" draw:name="Object1" text:anchor-type="as-char" svg:y="-0.3591in" svg:width="2.3291in" svg:height="0.523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30:34.491000000</meta:creation-date>
    <dc:date>2015-12-13T20:59:04.931000000</dc:date>
    <meta:editing-duration>PT3H58M20S</meta:editing-duration>
    <meta:editing-cycles>1</meta:editing-cycles>
    <meta:document-statistic meta:table-count="0" meta:image-count="0" meta:object-count="6" meta:page-count="2" meta:paragraph-count="6" meta:word-count="0" meta:character-count="0" meta:non-whitespace-character-count="0"/>
    <meta:generator>LibreOffice/5.0.0.5$Windows_x86 LibreOffice_project/1b1a90865e348b492231e1c451437d7a15bb262b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n>2,</mn>
              <mi>z</mi>
            </mrow>
          </mrow>
          <mo fence="true" stretchy="false">)</mo>
        </mrow>
        <mo stretchy="false">=</mo>
        <mtext> where </mtext>
      </mrow>
      <mi>f</mi>
      <mrow>
        <mrow>
          <mo fence="true" stretchy="false">(</mo>
          <mrow>
            <mrow>
              <mi>n</mi>
              <mi>,</mi>
              <mi>y</mi>
              <mi>,</mi>
              <mi>z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i>f</mi>
                    </mrow>
                    <mrow>
                      <mo fence="true" stretchy="false">(</mo>
                      <mrow>
                        <mrow>
                          <mrow>
                            <mi>n</mi>
                            <mo stretchy="false">⋅</mo>
                            <msup>
                              <mi>y</mi>
                              <mrow>
                                <mo stretchy="false">−</mo>
                                <mi>k</mi>
                              </mrow>
                            </msup>
                          </mrow>
                          <mi>,</mi>
                          <mrow>
                            <mi>y</mi>
                            <mo stretchy="false">+</mo>
                            <mn>1,</mn>
                          </mrow>
                          <mi>z</mi>
                        </mrow>
                      </mrow>
                      <mo fence="true" stretchy="false">)</mo>
                    </mrow>
                    <mtext>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f(n,2,z) = " where " f(n,y,z) = left lbrace
  stack {
    sum from k = 0 to {lfloor{log n}over{log y}rfloor} ( binom{z}{k} ) cdot f({n cdot y^-k},y+1,z) "if" n&gt;=y#
    1 "                                        if" n&lt;y
  }
right none

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y</mi>
              <mi>,</mi>
              <mi>z</mi>
            </mrow>
          </mrow>
          <mo fence="true"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i>f</mi>
      </mrow>
      <mrow>
        <mo fence="true" stretchy="false">(</mo>
        <mrow>
          <mrow>
            <mfrac>
              <mi>n</mi>
              <msup>
                <mrow>
                  <mo fence="true" stretchy="false">(</mo>
                  <mrow>
                    <mrow>
                      <mi>y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frac>
            <mi>,</mi>
            <mrow>
              <mi>y</mi>
              <mo stretchy="false">−</mo>
              <mn>1,</mn>
            </mrow>
            <mrow>
              <mi>z</mi>
              <mo stretchy="false">−</mo>
              <mi>k</mi>
            </mrow>
          </mrow>
        </mrow>
        <mo fence="true" stretchy="false">)</mo>
      </mrow>
    </mrow>
    <annotation encoding="StarMath 5.0">f(n,y,z) = sum from k = 0 (-1)^k ( binom{z}{k} )cdot 
f( n over (y-1)^k,y-1, z-k )
</annotation>
  </semantics>
</math>
</file>

<file path=Object 3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row>
              <mi>n</mi>
              <mi>,</mi>
              <mrow>
                <mi>y</mi>
                <mo stretchy="false">+</mo>
                <mn>1,</mn>
              </mrow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sup>
                <mi>y</mi>
                <mi>k</mi>
              </msup>
              <mo stretchy="false">∣</mo>
              <mi>n</mi>
            </mrow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o stretchy="false">∇</mo>
      </mrow>
      <mi>f</mi>
      <mrow>
        <mo fence="true" stretchy="false">(</mo>
        <mrow>
          <mrow>
            <mfrac>
              <mi>n</mi>
              <msup>
                <mi>y</mi>
                <mi>k</mi>
              </msup>
            </mfrac>
            <mi>,</mi>
            <mi>y</mi>
            <mi>,</mi>
            <mrow>
              <mi>z</mi>
              <mo stretchy="false">−</mo>
              <mi>k</mi>
            </mrow>
          </mrow>
        </mrow>
        <mo fence="true" stretchy="false">)</mo>
      </mrow>
    </mrow>
    <annotation encoding="StarMath 5.0">nabla f(n,y+1,z) = sum from k = 0 to {y^k divides n }(-1)^k ( binom{z}{k} )cdot nabla f( n over y^k, y, z-k )
</annotation>
  </semantics>
</math>
</file>

<file path=Object 4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row>
              <mi>n</mi>
              <mi>,</mi>
              <mn>2,</mn>
              <mi>z</mi>
            </mrow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>a</mi>
              </msup>
              <mo stretchy="false">∣</mo>
              <mi>n</mi>
            </mrow>
          </munder>
          <mfrac>
            <msup>
              <mi>z</mi>
              <mrow>
                <mtext>(</mtext>
                <mi>a</mi>
                <mtext>)</mtext>
              </mrow>
            </msup>
            <mrow>
              <mi>a</mi>
              <mi>!</mi>
            </mrow>
          </mfrac>
        </mrow>
      </mrow>
    </mrow>
    <annotation encoding="StarMath 5.0">nabla f(n,2,z) = prod from p^a divides n { {z^{"("a")"}}over{a!}}
</annotation>
  </semantics>
</math>
</file>

<file path=Object 5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o stretchy="false">=</mo>
              <mtext/>
            </mrow>
          </mrow>
        </mtd>
      </mtr>
      <mtr>
        <mtd>
          <mrow>
            <mtext>   </mtext>
            <mrow>
              <mn>1</mn>
              <mo stretchy="false">+</mo>
              <mrow>
                <munderover>
                  <mo stretchy="false">∑</mo>
                  <mrow>
                    <mi>a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o fence="true" stretchy="false">⌊</mo>
                      <mrow>
                        <mfrac>
                          <mrow>
                            <mi>log</mi>
                            <mi>n</mi>
                          </mrow>
                          <mrow>
                            <mi>log</mi>
                            <mi>a</mi>
                          </mrow>
                        </mfrac>
                      </mrow>
                      <mo fence="true" stretchy="false">⌋</mo>
                    </mrow>
                  </munderover>
                  <mrow>
                    <mo fence="true" stretchy="false">(</mo>
                    <mrow>
                      <mtable>
                        <mtr>
                          <mtd>
                            <mi>z</mi>
                          </mtd>
                        </mtr>
                        <mtr>
                          <mtd>
                            <mi>j</mi>
                          </mtd>
                        </mtr>
                      </mtable>
                    </mrow>
                    <mo fence="true" stretchy="false">)</mo>
                  </mrow>
                </mrow>
              </mrow>
            </mrow>
            <mrow>
              <mo fence="true" stretchy="false">(</mo>
              <mrow>
                <mrow>
                  <mn>1</mn>
                  <mo stretchy="false">+</mo>
                  <mrow>
                    <mrow>
                      <munderover>
                        <mo stretchy="false">∑</mo>
                        <mrow>
                          <mi>b</mi>
                          <mo stretchy="false">=</mo>
                          <mrow>
                            <mi>a</mi>
                            <mo stretchy="false">+</mo>
                            <mn>1</mn>
                          </mrow>
                        </mrow>
                        <mrow>
                          <mo fence="true" stretchy="false">⌊</mo>
                          <mrow>
                            <mfrac>
                              <mi>n</mi>
                              <msup>
                                <mi>a</mi>
                                <mi>j</mi>
                              </msup>
                            </mfrac>
                          </mrow>
                          <mo fence="true" stretchy="false">⌋</mo>
                        </mrow>
                      </munderover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1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row>
                                    <mi>n</mi>
                                    <mo stretchy="false">−</mo>
                                    <mi>j</mi>
                                  </mrow>
                                  <mi>log</mi>
                                  <mi>a</mi>
                                </mrow>
                                <mrow>
                                  <mi>log</mi>
                                  <mi>b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row>
                                    <mi>z</mi>
                                    <mo stretchy="false">−</mo>
                                    <mi>j</mi>
                                  </mrow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</mrow>
                    <mo stretchy="false">⋅</mo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underover>
                                <mo stretchy="false">∑</mo>
                                <mrow>
                                  <mi>c</mi>
                                  <mo stretchy="false">=</mo>
                                  <mrow>
                                    <mi>b</mi>
                                    <mo stretchy="false">+</mo>
                                    <mn>1</mn>
                                  </mrow>
                                </mrow>
                                <mrow>
                                  <mo fence="true" stretchy="false">⌊</mo>
                                  <mrow>
                                    <mfrac>
                                      <mi>n</mi>
                                      <mrow>
                                        <msup>
                                          <mi>a</mi>
                                          <mi>j</mi>
                                        </msup>
                                        <msup>
                                          <mi>b</mi>
                                          <mi>k</mi>
                                        </msup>
                                      </mrow>
                                    </mfrac>
                                  </mrow>
                                  <mo fence="true" stretchy="false">⌋</mo>
                                </mrow>
                              </munderover>
                              <mrow>
                                <munderover>
                                  <mo stretchy="false">∑</mo>
                                  <mrow>
                                    <mi>l</mi>
                                    <mo stretchy="false">=</mo>
                                    <mn>1</mn>
                                  </mrow>
                                  <mrow>
                                    <mo fence="true" stretchy="false">⌊</mo>
                                    <mrow>
                                      <mfrac>
                                        <mrow>
                                          <mi>log</mi>
                                          <mrow>
                                            <mi>n</mi>
                                            <mo stretchy="false">−</mo>
                                            <mi>j</mi>
                                          </mrow>
                                          <mi>log</mi>
                                          <mrow>
                                            <mi>a</mi>
                                            <mo stretchy="false">−</mo>
                                            <mi>k</mi>
                                          </mrow>
                                          <mi>log</mi>
                                          <mi>b</mi>
                                        </mrow>
                                        <mrow>
                                          <mi>log</mi>
                                          <mi>c</mi>
                                        </mrow>
                                      </mfrac>
                                    </mrow>
                                    <mo fence="true" stretchy="false">⌋</mo>
                                  </mrow>
                                </munderover>
                                <mrow>
                                  <mo fence="true" stretchy="false">(</mo>
                                  <mrow>
                                    <mtable>
                                      <mtr>
                                        <mtd>
                                          <mrow>
                                            <mi>z</mi>
                                            <mo stretchy="false">−</mo>
                                            <mi>j</mi>
                                            <mo stretchy="false">−</mo>
                                            <mi>k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i>l</mi>
                                        </mtd>
                                      </mtr>
                                    </mtable>
                                  </mrow>
                                  <mo fence="true" stretchy="false">)</mo>
                                </mrow>
                              </mrow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+</mo>
                                  <mrow>
                                    <munderover>
                                      <mo stretchy="false">∑</mo>
                                      <mrow>
                                        <mi>d</mi>
                                        <mo stretchy="false">=</mo>
                                        <mrow>
                                          <mi>c</mi>
                                          <mo stretchy="false">+</mo>
                                          <mn>1</mn>
                                        </mrow>
                                      </mrow>
                                      <mrow>
                                        <mo fence="true" stretchy="false">⌊</mo>
                                        <mrow>
                                          <mfrac>
                                            <mi>n</mi>
                                            <mrow>
                                              <msup>
                                                <mi>a</mi>
                                                <mi>j</mi>
                                              </msup>
                                              <msup>
                                                <mi>b</mi>
                                                <mi>k</mi>
                                              </msup>
                                              <msup>
                                                <mi>c</mi>
                                                <mi>l</mi>
                                              </msup>
                                            </mrow>
                                          </mfrac>
                                        </mrow>
                                        <mo fence="true" stretchy="false">⌋</mo>
                                      </mrow>
                                    </munderover>
                                    <mrow>
                                      <munderover>
                                        <mo stretchy="false">∑</mo>
                                        <mrow>
                                          <mi>m</mi>
                                          <mo stretchy="false">=</mo>
                                          <mn>1</mn>
                                        </mrow>
                                        <mrow>
                                          <mo fence="true" stretchy="false">⌊</mo>
                                          <mrow>
                                            <mfrac>
                                              <mrow>
                                                <mi>log</mi>
                                                <mrow>
                                                  <mi>n</mi>
                                                  <mo stretchy="false">−</mo>
                                                  <mi>j</mi>
                                                </mrow>
                                                <mi>log</mi>
                                                <mrow>
                                                  <mi>a</mi>
                                                  <mo stretchy="false">−</mo>
                                                  <mi>k</mi>
                                                </mrow>
                                                <mi>log</mi>
                                                <mrow>
                                                  <mi>b</mi>
                                                  <mo stretchy="false">−</mo>
                                                  <mi>l</mi>
                                                </mrow>
                                                <mi>log</mi>
                                                <mi>c</mi>
                                              </mrow>
                                              <mrow>
                                                <mi>log</mi>
                                                <mi>d</mi>
                                              </mrow>
                                            </mfrac>
                                          </mrow>
                                          <mo fence="true" stretchy="false">⌋</mo>
                                        </mrow>
                                      </munderover>
                                      <mrow>
                                        <mo fence="true" stretchy="false">(</mo>
                                        <mrow>
                                          <mtable>
                                            <mtr>
                                              <mtd>
                                                <mrow>
                                                  <mi>z</mi>
                                                  <mo stretchy="false">−</mo>
                                                  <mi>j</mi>
                                                  <mo stretchy="false">−</mo>
                                                  <mi>k</mi>
                                                  <mo stretchy="false">−</mo>
                                                  <mi>l</mi>
                                                </mrow>
                                              </mtd>
                                            </mtr>
                                            <mtr>
                                              <mtd>
                                                <mi>m</mi>
                                              </mtd>
                                            </mtr>
                                          </mtable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1</mn>
                                      <mo stretchy="false">+</mo>
                                      <mn>...</mn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td>
      </mtr>
    </mtable>
    <annotation encoding="StarMath 5.0">""[%zeta(0)^z]_n=

"" newline "   "

1+sum from {a = 2} to n sum from j = 1 to {lfloor{log n}over{log a}rfloor} ( binom{z}{j} )( 

1+sum from {b = a+1} to {lfloor n over a^j rfloor} sum from k = 1 to {lfloor{log n-j log a}over{log b}rfloor} ( binom{z-j}{k} ) cdot(

1+sum from c = b+1 to lfloor n over {a^j b^k}rfloor sum from l = 1 to lfloor{{log n-j log a - k log b}over{log c}}rfloor(binom{z-j-k}{l})(

1+sum from d = c+1 to lfloor n over {a^j b^k c^l}rfloor sum from m = 1 to lfloor{{log n-j log a - k log b - l log c}over{log d}}rfloor(binom{z-j-k-l}{m})(1+...)

)

)

)</annotation>
  </semantics>
</math>
</file>

<file path=Object 6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row>
              <mi>n</mi>
              <mi>,</mi>
              <mi>y</mi>
            </mrow>
          </mrow>
          <mo fence="true" stretchy="false">)</mo>
        </mrow>
        <mo stretchy="false">=</mo>
        <mrow>
          <mn>1</mn>
          <mo stretchy="false">+</mo>
          <mrow>
            <munderover>
              <mo stretchy="false">∑</mo>
              <mrow>
                <mi>j</mi>
                <mo stretchy="false">=</mo>
                <mrow>
                  <mi>y</mi>
                  <mo stretchy="false">+</mo>
                  <mn>1</mn>
                </mrow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>j</mi>
                      </mrow>
                    </mfrac>
                  </mrow>
                  <mo fence="true" stretchy="false">⌋</mo>
                </mrow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</mrow>
        </mrow>
      </mrow>
      <msub>
        <mi>D</mi>
        <mrow>
          <mi>z</mi>
          <mo stretchy="false">−</mo>
          <mi>k</mi>
        </mrow>
      </msub>
      <mrow>
        <mo fence="true" stretchy="false">(</mo>
        <mrow>
          <mrow>
            <mfrac>
              <mi>n</mi>
              <msup>
                <mi>j</mi>
                <mi>k</mi>
              </msup>
            </mfrac>
            <mi>,</mi>
            <mi>j</mi>
          </mrow>
        </mrow>
        <mo fence="true" stretchy="false">)</mo>
      </mrow>
    </mrow>
    <annotation encoding="StarMath 5.0">D_z(n,y)=

1+sum from {j = y+1} to n sum from k = 1 to {lfloor{log n}over{log j}rfloor} ( binom{z}{k} )D_{z-k}( n over j^k,j)</annotation>
  </semantics>
</math>
</file>